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Heading_20_1">
      <style:text-properties fo:font-size="16pt" style:font-size-asian="16pt" style:font-size-complex="16pt"/>
    </style:style>
    <style:style style:name="P2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size="20pt"/>
    </style:style>
    <style:style style:name="T2" style:family="text">
      <style:text-properties fo:font-size="20pt" style:font-size-asian="20pt"/>
    </style:style>
    <style:style style:name="T3" style:family="text">
      <style:text-properties fo:font-size="25pt"/>
    </style:style>
    <style:style style:name="T4" style:family="text">
      <style:text-properties fo:font-size="25pt" style:font-size-asian="25pt"/>
    </style:style>
    <style:style style:name="T5" style:family="text">
      <style:text-properties style:font-size-asian="20pt"/>
    </style:style>
    <style:style style:name="T6" style:family="text">
      <style:text-properties fo:font-size="10pt"/>
    </style:style>
    <style:style style:name="T7" style:family="text">
      <style:text-properties fo:font-size="12pt"/>
    </style:style>
    <style:style style:name="T8" style:family="text">
      <style:text-properties fo:font-size="12pt" style:font-size-asian="12pt"/>
    </style:style>
    <style:style style:name="T9" style:family="text">
      <style:text-properties style:font-size-asian="12pt"/>
    </style:style>
    <style:style style:name="T10" style:family="text">
      <style:text-properties fo:font-size="1pt" style:font-size-asian="1pt"/>
    </style:style>
    <style:style style:name="T11" style:family="text">
      <style:text-properties style:font-size-asian="1pt"/>
    </style:style>
    <style:style style:name="T12" style:family="text">
      <style:text-properties fo:font-size="2pt" style:font-size-asian="2pt"/>
    </style:style>
    <style:style style:name="T13" style:family="text">
      <style:text-properties style:font-size-asian="2pt"/>
    </style:style>
    <style:style style:name="T14" style:family="text">
      <style:text-properties fo:font-size="3pt" style:font-size-asian="3pt"/>
    </style:style>
    <style:style style:name="T15" style:family="text">
      <style:text-properties style:font-size-asian="3pt"/>
    </style:style>
    <style:style style:name="T16" style:family="text">
      <style:text-properties fo:font-size="4pt" style:font-size-asian="4pt"/>
    </style:style>
    <style:style style:name="T17" style:family="text">
      <style:text-properties style:font-size-asian="4pt"/>
    </style:style>
    <style:style style:name="T18" style:family="text">
      <style:text-properties fo:font-size="5pt" style:font-size-asian="5pt"/>
    </style:style>
    <style:style style:name="T19" style:family="text">
      <style:text-properties style:font-size-asian="5pt"/>
    </style:style>
    <style:style style:name="T20" style:family="text">
      <style:text-properties fo:font-size="6pt"/>
    </style:style>
    <style:style style:name="T21" style:family="text">
      <style:text-properties fo:font-size="6pt" style:font-size-asian="6pt"/>
    </style:style>
    <style:style style:name="T22" style:family="text">
      <style:text-properties style:font-size-asian="6pt"/>
    </style:style>
    <style:style style:name="T23" style:family="text">
      <style:text-properties fo:font-size="7pt"/>
    </style:style>
    <style:style style:name="T24" style:family="text">
      <style:text-properties fo:font-size="7pt" style:font-size-asian="7pt"/>
    </style:style>
    <style:style style:name="T25" style:family="text">
      <style:text-properties style:font-size-asian="7pt"/>
    </style:style>
    <style:style style:name="T26" style:family="text">
      <style:text-properties fo:font-size="8pt"/>
    </style:style>
    <style:style style:name="T27" style:family="text">
      <style:text-properties fo:font-size="8pt" style:font-size-asian="8pt"/>
    </style:style>
    <style:style style:name="T28" style:family="text">
      <style:text-properties style:font-size-asian="8pt"/>
    </style:style>
    <style:style style:name="T29" style:family="text">
      <style:text-properties fo:font-size="9pt"/>
    </style:style>
    <style:style style:name="T30" style:family="text">
      <style:text-properties fo:font-size="9pt" style:font-size-asian="9pt"/>
    </style:style>
    <style:style style:name="T31" style:family="text">
      <style:text-properties style:font-size-asian="9pt"/>
    </style:style>
    <style:style style:name="T32" style:family="text">
      <style:text-properties fo:font-size="11pt"/>
    </style:style>
    <style:style style:name="T33" style:family="text">
      <style:text-properties fo:font-size="11pt" style:font-size-asian="11pt"/>
    </style:style>
    <style:style style:name="T34" style:family="text">
      <style:text-properties style:font-size-asian="11pt"/>
    </style:style>
    <style:style style:name="T35" style:family="text">
      <style:text-properties fo:font-size="13pt"/>
    </style:style>
    <style:style style:name="T36" style:family="text">
      <style:text-properties fo:font-size="13pt" style:font-size-asian="13pt"/>
    </style:style>
    <style:style style:name="T37" style:family="text">
      <style:text-properties style:font-size-asian="13pt"/>
    </style:style>
    <style:style style:name="T38" style:family="text">
      <style:text-properties fo:font-size="14pt"/>
    </style:style>
    <style:style style:name="T39" style:family="text">
      <style:text-properties fo:font-size="14pt" style:font-size-asian="14pt"/>
    </style:style>
    <style:style style:name="T40" style:family="text">
      <style:text-properties style:font-size-asian="14pt"/>
    </style:style>
    <style:style style:name="T41" style:family="text">
      <style:text-properties fo:font-size="15pt"/>
    </style:style>
    <style:style style:name="T42" style:family="text">
      <style:text-properties fo:font-size="15pt" style:font-size-asian="15pt"/>
    </style:style>
    <style:style style:name="T43" style:family="text">
      <style:text-properties style:font-size-asian="15pt"/>
    </style:style>
    <style:style style:name="T44" style:family="text">
      <style:text-properties fo:font-size="16pt"/>
    </style:style>
    <style:style style:name="T45" style:family="text">
      <style:text-properties fo:font-size="16pt" style:font-size-asian="16pt"/>
    </style:style>
    <style:style style:name="T46" style:family="text">
      <style:text-properties style:font-size-asian="16pt"/>
    </style:style>
    <style:style style:name="T47" style:family="text">
      <style:text-properties fo:font-size="17pt"/>
    </style:style>
    <style:style style:name="T48" style:family="text">
      <style:text-properties fo:font-size="17pt" style:font-size-asian="17pt"/>
    </style:style>
    <style:style style:name="T49" style:family="text">
      <style:text-properties style:font-size-asian="17pt"/>
    </style:style>
    <style:style style:name="T50" style:family="text">
      <style:text-properties fo:font-size="18pt"/>
    </style:style>
    <style:style style:name="T51" style:family="text">
      <style:text-properties fo:font-size="18pt" style:font-size-asian="18pt"/>
    </style:style>
    <style:style style:name="T52" style:family="text">
      <style:text-properties style:font-size-asian="18pt"/>
    </style:style>
    <style:style style:name="T53" style:family="text">
      <style:text-properties fo:font-size="19pt"/>
    </style:style>
    <style:style style:name="T54" style:family="text">
      <style:text-properties fo:font-size="19pt" style:font-size-asian="19pt"/>
    </style:style>
    <style:style style:name="T55" style:family="text">
      <style:text-properties style:font-size-asian="19pt"/>
    </style:style>
    <style:style style:name="T56" style:family="text">
      <style:text-properties fo:font-size="21pt"/>
    </style:style>
    <style:style style:name="T57" style:family="text">
      <style:text-properties fo:font-size="21pt" style:font-size-asian="21pt"/>
    </style:style>
    <style:style style:name="T58" style:family="text">
      <style:text-properties style:font-size-asian="21pt"/>
    </style:style>
    <style:style style:name="T59" style:family="text">
      <style:text-properties fo:font-size="22pt"/>
    </style:style>
    <style:style style:name="T60" style:family="text">
      <style:text-properties fo:font-size="22pt" style:font-size-asian="22pt"/>
    </style:style>
    <style:style style:name="T61" style:family="text">
      <style:text-properties style:font-size-asian="22pt"/>
    </style:style>
    <style:style style:name="T62" style:family="text">
      <style:text-properties fo:font-size="23pt"/>
    </style:style>
    <style:style style:name="T63" style:family="text">
      <style:text-properties fo:font-size="23pt" style:font-size-asian="23pt"/>
    </style:style>
    <style:style style:name="T64" style:family="text">
      <style:text-properties style:font-size-asian="23pt"/>
    </style:style>
    <style:style style:name="T65" style:family="text">
      <style:text-properties fo:font-size="24pt"/>
    </style:style>
    <style:style style:name="T66" style:family="text">
      <style:text-properties fo:font-size="24pt" style:font-size-asian="24pt"/>
    </style:style>
    <style:style style:name="T67" style:family="text">
      <style:text-properties style:font-size-asian="24pt"/>
    </style:style>
    <style:style style:name="T68" style:family="text">
      <style:text-properties style:font-size-asian="25pt"/>
    </style:style>
    <style:style style:name="T69" style:family="text">
      <style:text-properties fo:font-size="26pt"/>
    </style:style>
    <style:style style:name="T70" style:family="text">
      <style:text-properties fo:font-size="26pt" style:font-size-asian="26pt"/>
    </style:style>
    <style:style style:name="T71" style:family="text">
      <style:text-properties style:font-size-asian="26pt"/>
    </style:style>
    <style:style style:name="T72" style:family="text">
      <style:text-properties fo:font-size="28pt"/>
    </style:style>
    <style:style style:name="T73" style:family="text">
      <style:text-properties fo:font-size="28pt" style:font-size-asian="28pt"/>
    </style:style>
    <style:style style:name="T74" style:family="text">
      <style:text-properties style:font-size-asian="28pt"/>
    </style:style>
    <style:style style:name="T75" style:family="text">
      <style:text-properties fo:font-size="29pt"/>
    </style:style>
    <style:style style:name="T76" style:family="text">
      <style:text-properties fo:font-size="29pt" style:font-size-asian="29pt"/>
    </style:style>
    <style:style style:name="T77" style:family="text">
      <style:text-properties style:font-size-asian="29pt"/>
    </style:style>
    <style:style style:name="T78" style:family="text">
      <style:text-properties fo:font-size="30pt"/>
    </style:style>
    <style:style style:name="T79" style:family="text">
      <style:text-properties fo:font-size="30pt" style:font-size-asian="30pt"/>
    </style:style>
    <style:style style:name="T80" style:family="text">
      <style:text-properties style:font-size-asian="30pt"/>
    </style:style>
    <style:style style:name="T81" style:family="text">
      <style:text-properties fo:font-size="33pt"/>
    </style:style>
    <style:style style:name="T82" style:family="text">
      <style:text-properties fo:font-size="33pt" style:font-size-asian="33pt"/>
    </style:style>
    <style:style style:name="T83" style:family="text">
      <style:text-properties style:font-size-asian="33pt"/>
    </style:style>
    <style:style style:name="T84" style:family="text">
      <style:text-properties fo:font-size="34pt"/>
    </style:style>
    <style:style style:name="T85" style:family="text">
      <style:text-properties fo:font-size="34pt" style:font-size-asian="34pt"/>
    </style:style>
    <style:style style:name="T86" style:family="text">
      <style:text-properties style:font-size-asian="34pt"/>
    </style:style>
    <style:style style:name="T87" style:family="text">
      <style:text-properties fo:font-size="36pt"/>
    </style:style>
    <style:style style:name="T88" style:family="text">
      <style:text-properties fo:font-size="36pt" style:font-size-asian="36pt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フォーム" form:apply-filter="true" form:command-type="table" form:control-implementation="ooo:com.sun.star.form.component.Form" office:target-frame="" xlink:href="" xlink:type="simple">
          <form:button form:name="StartRTC" form:control-implementation="ooo:com.sun.star.form.component.CommandButton" xml:id="control1" form:id="control1" form:label="RTC起動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OooWriterControlRTC.Module1.createOOoWriterComp?language=Basic&amp;location=application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control text:anchor-type="paragraph" draw:z-index="0" draw:style-name="gr1" draw:text-style-name="P2" svg:width="3.837cm" svg:height="0.821cm" svg:x="9.618cm" svg:y="-1.362cm" draw:control="control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9:31:23.14</meta:creation-date>
    <dc:date>2014-08-13T23:45:56.45</dc:date>
    <meta:editing-duration>PT2H8M5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0" meta:word-count="0" meta:character-count="0"/>
  </office:meta>
</office:document-meta>
</file>